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>
          <table:table-cell office:value-type="string">
            <text:p>JTAGID</text:p>
          </table:table-cell>
          <table:table-cell office:value-type="string">
            <text:p>Node</text:p>
          </table:table-cell>
          <table:table-cell office:value-type="string">
            <text:p>Dirs</text:p>
          </table:table-cell>
          <table:table-cell office:value-type="string">
            <text:p>Dir 0 bits</text:p>
          </table:table-cell>
          <table:table-cell office:value-type="string">
            <text:p>Dir 1 bits</text:p>
          </table:table-cell>
          <table:table-cell office:value-type="string">
            <text:p>Dir 2 bits</text:p>
          </table:table-cell>
          <table:table-cell office:value-type="string">
            <text:p>Link A dir</text:p>
          </table:table-cell>
          <table:table-cell office:value-type="string">
            <text:p>Link B dir</text:p>
          </table:table-cell>
          <table:table-cell office:value-type="string">
            <text:p>Link EFGH di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</text:p>
          </table:table-cell>
          <table:table-cell office:value-type="string">
            <text:p>0000</text:p>
          </table:table-cell>
          <table:table-cell office:value-type="string">
            <text:p>DDRR</text:p>
          </table:table-cell>
          <table:table-cell office:value-type="string">
            <text:p>0..1</text:p>
          </table:table-cell>
          <table:table-cell office:value-type="string">
            <text:p>2..3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2</text:p>
          </table:table-cell>
          <table:table-cell office:value-type="string">
            <text:p>0001</text:p>
          </table:table-cell>
          <table:table-cell office:value-type="string">
            <text:p>LLRL</text:p>
          </table:table-cell>
          <table:table-cell office:value-type="string">
            <text:p>0,2..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4</text:p>
          </table:table-cell>
          <table:table-cell office:value-type="string">
            <text:p>0010</text:p>
          </table:table-cell>
          <table:table-cell office:value-type="string">
            <text:p>RRLR</text:p>
          </table:table-cell>
          <table:table-cell office:value-type="string">
            <text:p>0,2..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5</text:p>
          </table:table-cell>
          <table:table-cell office:value-type="string">
            <text:p>0011</text:p>
          </table:table-cell>
          <table:table-cell office:value-type="string">
            <text:p>DDLL</text:p>
          </table:table-cell>
          <table:table-cell office:value-type="string">
            <text:p>0..1</text:p>
          </table:table-cell>
          <table:table-cell office:value-type="string">
            <text:p>2..3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>
            <text:p>1</text:p>
          </table:table-cell>
          <table:table-cell office:value-type="string">
            <text:p>0100</text:p>
          </table:table-cell>
          <table:table-cell office:value-type="string">
            <text:p>DURR</text:p>
          </table:table-cell>
          <table:table-cell office:value-type="string">
            <text:p>0..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0</text:p>
          </table:table-cell>
          <table:table-cell office:value-type="string">
            <text:p>0101</text:p>
          </table:table-cell>
          <table:table-cell office:value-type="string">
            <text:p>LLRL</text:p>
          </table:table-cell>
          <table:table-cell office:value-type="string">
            <text:p>0,2..3</text:p>
          </table:table-cell>
          <table:table-cell office:value-type="string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6</text:p>
          </table:table-cell>
          <table:table-cell office:value-type="string">
            <text:p>0110</text:p>
          </table:table-cell>
          <table:table-cell office:value-type="string">
            <text:p>RRLR</text:p>
          </table:table-cell>
          <table:table-cell office:value-type="string">
            <text:p>0,2..3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7</text:p>
          </table:table-cell>
          <table:table-cell office:value-type="string">
            <text:p>0111</text:p>
          </table:table-cell>
          <table:table-cell office:value-type="string">
            <text:p>DULL</text:p>
          </table:table-cell>
          <table:table-cell office:value-type="string">
            <text:p>0..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5</text:p>
          </table:table-cell>
          <table:table-cell office:value-type="string">
            <text:p>1000</text:p>
          </table:table-cell>
          <table:table-cell office:value-type="string">
            <text:p>UDRR</text:p>
          </table:table-cell>
          <table:table-cell office:value-type="string">
            <text:p>0..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4</text:p>
          </table:table-cell>
          <table:table-cell office:value-type="string">
            <text:p>1001</text:p>
          </table:table-cell>
          <table:table-cell office:value-type="string">
            <text:p>LLRL</text:p>
          </table:table-cell>
          <table:table-cell office:value-type="string">
            <text:p>0,2..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8</text:p>
          </table:table-cell>
          <table:table-cell office:value-type="string">
            <text:p>1010</text:p>
          </table:table-cell>
          <table:table-cell office:value-type="string">
            <text:p>RRLR</text:p>
          </table:table-cell>
          <table:table-cell office:value-type="string">
            <text:p>0,2..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9</text:p>
          </table:table-cell>
          <table:table-cell office:value-type="string">
            <text:p>1011</text:p>
          </table:table-cell>
          <table:table-cell office:value-type="string">
            <text:p>UDLL</text:p>
          </table:table-cell>
          <table:table-cell office:value-type="string">
            <text:p>0..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3</text:p>
          </table:table-cell>
          <table:table-cell office:value-type="string">
            <text:p>1100</text:p>
          </table:table-cell>
          <table:table-cell office:value-type="string">
            <text:p>UURR</text:p>
          </table:table-cell>
          <table:table-cell office:value-type="string">
            <text:p>0..1</text:p>
          </table:table-cell>
          <table:table-cell office:value-type="string">
            <text:p>2..3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2</text:p>
          </table:table-cell>
          <table:table-cell office:value-type="string">
            <text:p>1101</text:p>
          </table:table-cell>
          <table:table-cell office:value-type="string">
            <text:p>LLRL</text:p>
          </table:table-cell>
          <table:table-cell office:value-type="string">
            <text:p>0,2..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0</text:p>
          </table:table-cell>
          <table:table-cell office:value-type="string">
            <text:p>1110</text:p>
          </table:table-cell>
          <table:table-cell office:value-type="string">
            <text:p>RRLR</text:p>
          </table:table-cell>
          <table:table-cell office:value-type="string">
            <text:p>0,2..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1</text:p>
          </table:table-cell>
          <table:table-cell office:value-type="string">
            <text:p>1111</text:p>
          </table:table-cell>
          <table:table-cell office:value-type="string">
            <text:p>UULL</text:p>
          </table:table-cell>
          <table:table-cell office:value-type="string">
            <text:p>0..1</text:p>
          </table:table-cell>
          <table:table-cell office:value-type="string">
            <text:p>2..3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Kerrison</meta:initial-creator>
    <meta:creation-date>2012-05-11T10:31:20</meta:creation-date>
    <dc:date>2012-05-11T11:22:23</dc:date>
    <dc:creator>Steve Kerrison</dc:creator>
    <meta:editing-duration>PT20M42S</meta:editing-duration>
    <meta:editing-cycles>7</meta:editing-cycles>
    <meta:generator>LibreOffice/3.5$Linux_X86_64 LibreOffice_project/350m1$Build-202</meta:generator>
    <meta:document-statistic meta:table-count="3" meta:cell-count="153" meta:object-count="0"/>
  </office:meta>
</office:document-meta>
</file>